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25-02-26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24-02-2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23-02-06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22-03-0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21-03-10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19-01-31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18-04-2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17-03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16-03-1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15-03-02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13-01-1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12-10-1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12-06-2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11-01-2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10-01-2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09-01-0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08-03-0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07-03-02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06-02-2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05-02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04-02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03-01-1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01-12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01-01-1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2000-01-14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9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97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96-01-18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95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9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8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88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85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8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8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8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81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80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7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7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76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6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6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6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6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6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6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6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6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5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56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5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5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901106355001</text:p>
          </table:table-cell>
          <table:table-cell office:value-type="string" calcext:value-type="string">
            <text:p>MBOWN-217 - JL-49-04-118</text:p>
          </table:table-cell>
          <table:table-cell office:value-type="string" calcext:value-type="string">
            <text:p>195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